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icio</text:h>
      <text:list xml:id="list711040206" text:style-name="L1">
        <text:list-item>
          <text:p text:style-name="P1">Skaeda permite manejar sus marcadores de páginas web (bookmarks) desde cualquier ordenador conectado a Internet</text:p>
        </text:list-item>
        <text:list-item>
          <text:p text:style-name="P1">Funciona en los principales navegadores: Chrome, Internet Explorer, Safari, Firefox, Opera, ...</text:p>
        </text:list-item>
        <text:list-item>
          <text:p text:style-name="P1">Está diseñado para que sea lo más fácil de usar posible</text:p>
        </text:list-item>
        <text:list-item>
          <text:p text:style-name="P1">Organice sus marcadores en grupos, etiquetas y grupos automáticos</text:p>
        </text:list-item>
        <text:list-item>
          <text:p text:style-name="P1">Búsqueda instantánea basada en el nombre, descripción y URL del marcador</text:p>
        </text:list-item>
        <text:list-item>
          <text:p text:style-name="P1">Importe y exporte sus marcadores desde/hacia navegadores o gestores de marcadores en línea</text:p>
        </text:list-item>
      </text:list>
      <text:h text:style-name="Heading_20_1" text:outline-level="1">Características</text:h>
      <text:h text:style-name="Heading_20_2" text:outline-level="2">Estructura General</text:h>
      <text:list xml:id="list840136939" text:style-name="L2">
        <text:list-item>
          <text:p text:style-name="P2">Una única disposición de pantalla, con tres columnas</text:p>
        </text:list-item>
        <text:list-item>
          <text:p text:style-name="P2">Primera columna: permite organizar sus marcadores por grupos o por etiquetas</text:p>
        </text:list-item>
        <text:list-item>
          <text:p text:style-name="P2">Segunda columna: lista los marcadores incluidos en el grupo o etiqueta seleccionada</text:p>
        </text:list-item>
        <text:list-item>
          <text:p text:style-name="P2">Tercera columna: muestra un marcador en detalle (nombre, URL, miniatura de pantalla, …)</text:p>
        </text:list-item>
      </text:list>
      <text:h text:style-name="Heading_20_2" text:outline-level="2">Grupos Inteligentes y Manuales</text:h>
      <text:list xml:id="list1047563206" text:style-name="L3">
        <text:list-item>
          <text:p text:style-name="P3">Cada marcador puede ser asignado fácilmente a diversos grupos manuales</text:p>
        </text:list-item>
        <text:list-item>
          <text:p text:style-name="P3">Los grupos inteligentes incluyen marcadores automáticamente según varios filtros</text:p>
        </text:list-item>
        <text:list-item>
          <text:p text:style-name="P3">Los filtros pueden cribar por nombre, URL, número de visitas, fecha de última visita, etc.</text:p>
        </text:list-item>
        <text:list-item>
          <text:p text:style-name="P3">Dos grupos inteligentes especiales: “Todos los marcadores” y “Marcadores borrados”</text:p>
        </text:list-item>
      </text:list>
      <text:h text:style-name="Heading_20_2" text:outline-level="2">Etiquetado Social</text:h>
      <text:list xml:id="list2168484940" text:style-name="L4">
        <text:list-item>
          <text:p text:style-name="P4">Cada marcador puedes ser descrito concisamente con varias etiquetas</text:p>
        </text:list-item>
        <text:list-item>
          <text:p text:style-name="P4">Usted puede crear cualquier conjunto de etiquetas en su propio idioma</text:p>
        </text:list-item>
        <text:list-item>
          <text:p text:style-name="P4">Las etiquetas se traducen internamente al Inglés</text:p>
        </text:list-item>
        <text:list-item>
          <text:p text:style-name="P4">Se pueden buscar marcadores de otros usuarios con nuestras etiquetas (disponible en breve)</text:p>
        </text:list-item>
      </text:list>
      <text:h text:style-name="Heading_20_2" text:outline-level="2">Gestión de Marcadores</text:h>
      <text:list xml:id="list142815193" text:style-name="L5">
        <text:list-item>
          <text:p text:style-name="P5">Asigne un nombre, una URL (dirección de Internet) y una descripción a cada marcador</text:p>
        </text:list-item>
        <text:list-item>
          <text:p text:style-name="P5">El servicio crea automáticamente un icono y una miniatura de pantalla para la URL</text:p>
        </text:list-item>
        <text:list-item>
          <text:p text:style-name="P5">Se puede añadir, editar, borrar y acceder a los marcadores fácilmente</text:p>
        </text:list-item>
        <text:list-item>
          <text:p text:style-name="P5">Puede usar “Arrastrar y Soltar” para asignar marcadores a grupos manuales o etiquetas</text:p>
        </text:list-item>
      </text:list>
      <text:h text:style-name="Heading_20_2" text:outline-level="2">Búsqueda Rápida</text:h>
      <text:list xml:id="list2013167715" text:style-name="L6">
        <text:list-item>
          <text:p text:style-name="P6">Búsqueda por texto parcial en el nombre, descripción o URL del marcador</text:p>
        </text:list-item>
        <text:list-item>
          <text:p text:style-name="P6">Es muy rápida porque trabaja con la memoria local del ordenador</text:p>
        </text:list-item>
      </text:list>
      <text:h text:style-name="Heading_20_2" text:outline-level="2">Importación y Exportación</text:h>
      <text:list xml:id="list1150870915" text:style-name="L7">
        <text:list-item>
          <text:p text:style-name="P7">Importe sus marcadores desde un fichero de marcadores estándar</text:p>
        </text:list-item>
        <text:list-item>
          <text:p text:style-name="P7">Puede importar prácticamente de cualquier navegador o servicio de marcadores en línea</text:p>
        </text:list-item>
        <text:list-item>
          <text:p text:style-name="P7">También puede exportar sus marcadores de Skaeda a cualquier otro gestor de marcadores</text:p>
        </text:list-item>
      </text:list>
      <text:h text:style-name="Heading_20_2" text:outline-level="2">“Bookmarklet”</text:h>
      <text:list xml:id="list285411776" text:style-name="L8">
        <text:list-item>
          <text:p text:style-name="P8">Un “bookmarklet” es un enlace que se puede instalar en un navegador</text:p>
        </text:list-item>
        <text:list-item>
          <text:p text:style-name="P8"><text:soft-page-break/>Permite crear un marcador de Skaeda de la página que se está visualizando en ese momento</text:p>
        </text:list-item>
        <text:list-item>
          <text:p text:style-name="P8">Puede asignar grupos manuales y etiquetas al nuevo marcador</text:p>
        </text:list-item>
        <text:list-item>
          <text:p text:style-name="P8">No necesita siquiera abrir una página de Skaeda para funcionar</text:p>
        </text:list-item>
      </text:list>
      <text:h text:style-name="Heading_20_2" text:outline-level="2">Sincronización Instantánea</text:h>
      <text:list xml:id="list541461522" text:style-name="L9">
        <text:list-item>
          <text:p text:style-name="P9">Toda la información queda instantáneamente sincronizada a través de sesiones simultáneas</text:p>
        </text:list-item>
        <text:list-item>
          <text:p text:style-name="P9">También puede sincronizar sesiones Skaeda en dispositivos móviles (iPad, Android, etc.)</text:p>
        </text:list-item>
      </text:list>
      <text:h text:style-name="Heading_20_2" text:outline-level="2">Suscripciones e Invitaciones</text:h>
      <text:list xml:id="list2009005374" text:style-name="L10">
        <text:list-item>
          <text:p text:style-name="P10">Suscriba anualmente una cuenta “premium” para manejar cualquier número de marcadores</text:p>
        </text:list-item>
        <text:list-item>
          <text:p text:style-name="P10">Alternativamente, cree una cuenta gratuita con un límite de 100 marcadores</text:p>
        </text:list-item>
        <text:list-item>
          <text:p text:style-name="P10">Invite a sus amigos al servicio de Skaeda</text:p>
        </text:list-item>
        <text:list-item>
          <text:p text:style-name="P10">Cada amigo que registre una cuenta gratuita o “premium” le dará 25 marcadores adicionales</text:p>
        </text:list-item>
        <text:list-item>
          <text:p text:style-name="P10">De este modo, puede conseguir hasta 200 marcadores en una cuenta gratui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9cm" fo:margin-bottom="0.109cm"/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admin </meta:initial-creator>
    <meta:creation-date>2011-08-18T12:16:06</meta:creation-date>
    <dc:date>2011-08-19T10:38:28</dc:date>
    <dc:creator>Sysadmin </dc:creator>
    <meta:editing-duration>PT01H16M12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2" meta:paragraph-count="49" meta:word-count="512" meta:character-count="3139"/>
  </office:meta>
</office:document-meta>
</file>